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9933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0066CC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7.09083333333333cm"/>
    </style:style>
    <style:style style:name="co3" style:family="table-column">
      <style:table-column-properties fo:break-before="auto" style:column-width="30.7445833333333cm"/>
    </style:style>
    <style:style style:name="co4" style:family="table-column">
      <style:table-column-properties fo:break-before="auto" style:column-width="7.80520833333333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15.66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27541666666667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3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7" table:number-rows-spanned="1" table:style-name="ce5">
            <text:p><text:s text:c="50"/><text:span text:style-name="T2">Тестирование функционала сайта<text:s/></text:span>https://magento.softwaretestingboard.com/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5">
            <text:p>Основная задача – проверить регистрацию пользователя и дальнейший вход по проведенной регистрации. Плюс проверка общей работоспособности сайта.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style-name="ce1">
            <text:p>ID</text:p>
          </table:table-cell>
          <table:table-cell office:value-type="string" table:style-name="ce1">
            <text:p>Описание</text:p>
          </table:table-cell>
          <table:table-cell office:value-type="string" table:style-name="ce1">
            <text:p>Шаги</text:p>
          </table:table-cell>
          <table:table-cell office:value-type="string" table:style-name="ce1">
            <text:p>Входные данные</text:p>
          </table:table-cell>
          <table:table-cell office:value-type="string" table:style-name="ce1">
            <text:p>Ожидаемый результат</text:p>
          </table:table-cell>
          <table:table-cell office:value-type="string" table:style-name="ce1">
            <text:p>Фактический результат</text:p>
          </table:table-cell>
          <table:table-cell office:value-type="string" table:style-name="ce1">
            <text:p>Статус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Кликабельность</text:p>
          </table:table-cell>
          <table:table-cell office:value-type="string" table:style-name="ce1">
            <text:p>Нажать кнопку Create,Нажать кнопку home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переход по кнопкам</text:p>
          </table:table-cell>
          <table:table-cell office:value-type="string" table:style-name="ce1">
            <text:p>переход по кнопкам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Кликабельность</text:p>
          </table:table-cell>
          <table:table-cell office:value-type="string" table:style-name="ce1">
            <text:p>Нажать кнопкуCreate, Нажать кнопку Contact-Home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переход по кнопкам</text:p>
          </table:table-cell>
          <table:table-cell office:value-type="string" table:style-name="ce1">
            <text:p>переход по кнопкам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Кликабельность</text:p>
          </table:table-cell>
          <table:table-cell office:value-type="string" table:style-name="ce1">
            <text:p>Нажать кнопку Sign in-Нажать кнопку Orders-Нажать кнопку Home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переход по кнопкам</text:p>
          </table:table-cell>
          <table:table-cell office:value-type="string" table:style-name="ce1">
            <text:p>переход по кнопкам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Кликабельность</text:p>
          </table:table-cell>
          <table:table-cell office:value-type="string" table:style-name="ce1">
            <text:p>Нажать кнопку Create Sign in-Нажать кнопку Create Adv-Нажать кнопку Create Home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переход по кнопкам</text:p>
          </table:table-cell>
          <table:table-cell office:value-type="string" table:style-name="ce1">
            <text:p>переход по кнопкам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Кликабельность</text:p>
          </table:table-cell>
          <table:table-cell office:value-type="string" table:style-name="ce1">
            <text:p>Нажать кнопку Create WatsNew-Нажать кнопку Create hoodies-Нажать кнопку Create stile-Fulzip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переход по кнопкам</text:p>
          </table:table-cell>
          <table:table-cell office:value-type="string" table:style-name="ce1">
            <text:p>переход по кнопкам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Элемент регистрации</text:p>
          </table:table-cell>
          <table:table-cell office:value-type="string" table:style-name="ce1">
            <text:p>Нажать кнопку Create Сreate-ввести в поле fistname Иван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ввод имени</text:p>
          </table:table-cell>
          <table:table-cell office:value-type="string" table:style-name="ce1">
            <text:p>ввод имени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Элемент регистрации</text:p>
          </table:table-cell>
          <table:table-cell office:value-type="string" table:style-name="ce1">
            <text:p>Нажать кнопку Create Сreate-ввести в поле fistname Иван-ввести в поле Lastname Иванов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ввод фамилии</text:p>
          </table:table-cell>
          <table:table-cell office:value-type="string" table:style-name="ce1">
            <text:p>ввод фамилии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Элемент регистрации</text:p>
          </table:table-cell>
          <table:table-cell office:value-type="string" table:style-name="ce1">
            <text:p>Нажать кнопку Create Сreate-ввести в поле fistname Иван-ввести в поле Lastname Иванов-нажать кнопку Подписка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согласие на подписку</text:p>
          </table:table-cell>
          <table:table-cell office:value-type="string" table:style-name="ce1">
            <text:p>согласие на подписку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Элемент регистрации</text:p>
          </table:table-cell>
          <table:table-cell office:value-type="string" table:style-name="ce1">
            <text:p>Нажать кнопку Create Сreate-ввести в поле fistname Иван-ввести в поле Lastname Иванов-нажать кнопку Подписка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ввод email</text:p>
          </table:table-cell>
          <table:table-cell office:value-type="string" table:style-name="ce1">
            <text:p>ввод email</text:p>
          </table:table-cell>
          <table:table-cell table:style-name="ce2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1">
            <text:p>Ввести в стоке email(определяется пользователем)<text:s/></text:p>
          </table:table-cell>
          <table:table-cell table:number-columns-repeated="3" table:style-name="ce1"/>
          <table:table-cell table:style-name="ce2"/>
          <table:table-cell table:number-columns-repeated="16377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Элемент регистрации</text:p>
          </table:table-cell>
          <table:table-cell office:value-type="string" table:style-name="ce1">
            <text:p>Нажать кнопку Create Сreate-ввести в поле fistname Иван-ввести в поле Lastname Иванов-нажать кнопку Подписка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ввод пароля</text:p>
          </table:table-cell>
          <table:table-cell office:value-type="string" table:style-name="ce1">
            <text:p>ввод пароля</text:p>
          </table:table-cell>
          <table:table-cell table:style-name="ce2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1">
            <text:p>Ввести в стоке email(определяется пользователем) <text:s/>Ввести в стоке password(определяется пользователем)</text:p>
          </table:table-cell>
          <table:table-cell table:number-columns-repeated="3" table:style-name="ce1"/>
          <table:table-cell table:style-name="ce2"/>
          <table:table-cell table:number-columns-repeated="16377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Элемент регистрации</text:p>
          </table:table-cell>
          <table:table-cell office:value-type="string" table:style-name="ce1">
            <text:p>Нажать кнопку Create Сreate-ввести в поле fistname Иван-ввести в поле Lastname Иванов-нажать кнопку Подписка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ввод подтверждение пароля</text:p>
          </table:table-cell>
          <table:table-cell office:value-type="string" table:style-name="ce1">
            <text:p>ввод подтверждение пароля</text:p>
          </table:table-cell>
          <table:table-cell table:style-name="ce2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1">
            <text:p>Ввести в стоке email(определяется пользователем) <text:s/>Ввести в стоке password(определяется пользователем) Ввести в стоке password(определяется пользователем)<text:s/></text:p>
          </table:table-cell>
          <table:table-cell table:number-columns-repeated="3" table:style-name="ce1"/>
          <table:table-cell table:style-name="ce2"/>
          <table:table-cell table:number-columns-repeated="16377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Элемент регистрации</text:p>
          </table:table-cell>
          <table:table-cell office:value-type="string" table:style-name="ce1">
            <text:p>Нажать кнопку Create Сreate-ввести в поле fistname Иван-ввести в поле Lastname Иванов-нажать кнопку Подписка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подтверждение регистрации</text:p>
          </table:table-cell>
          <table:table-cell office:value-type="string" table:style-name="ce1">
            <text:p>подтверждение регистрации</text:p>
          </table:table-cell>
          <table:table-cell office:value-type="string" table:style-name="ce3">
            <text:p>работает(регистрирует при отсутствии регистрации, не регистрирует при наличии)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1">
            <text:p>Ввести в стоке email(определяется пользователем) <text:s/>Ввести в стоке password(определяется пользователем) Ввести в стоке password(определяется пользователем)<text:s/></text:p>
          </table:table-cell>
          <table:table-cell table:number-columns-repeated="3" table:style-name="ce1"/>
          <table:table-cell table:style-name="ce3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1">
            <text:p><text:s/>Нажать на кнопку Confirm</text:p>
          </table:table-cell>
          <table:table-cell table:number-columns-repeated="3" table:style-name="ce1"/>
          <table:table-cell table:style-name="ce3"/>
          <table:table-cell table:number-columns-repeated="16377"/>
        </table:table-row>
        <table:table-row table:style-name="ro3">
          <table:table-cell office:value-type="float" office:value="121" table:style-name="ce1">
            <text:p>121</text:p>
          </table:table-cell>
          <table:table-cell office:value-type="string" table:style-name="ce1">
            <text:p>Выход из регистрации</text:p>
          </table:table-cell>
          <table:table-cell office:value-type="string" table:style-name="ce1">
            <text:p>Нажать на кнопку Sign-Out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выход из аккаунта</text:p>
          </table:table-cell>
          <table:table-cell office:value-type="string" table:style-name="ce1">
            <text:p>выход из аккаунта</text:p>
          </table:table-cell>
          <table:table-cell office:value-type="string" table:style-name="ce4">
            <text:p>работает только при первичной регистрации</text:p>
          </table:table-cell>
          <table:table-cell table:number-columns-repeated="16377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Вход по существующей регистрации</text:p>
          </table:table-cell>
          <table:table-cell office:value-type="string" table:style-name="ce1">
            <text:p>Нажать на кнопку Sign-Ввести в стоке email(определяется пользователем)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ввод email</text:p>
          </table:table-cell>
          <table:table-cell office:value-type="string" table:style-name="ce1">
            <text:p>ввод email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Вход по существующей регистрации</text:p>
          </table:table-cell>
          <table:table-cell office:value-type="string" table:style-name="ce1">
            <text:p>Нажать на кнопку Sign-Ввести в стоке email(определяется пользователем) - Ввести в стоке password(определяется пользователем)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ввод пароля</text:p>
          </table:table-cell>
          <table:table-cell office:value-type="string" table:style-name="ce1">
            <text:p>ввод пароля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string" table:style-name="ce1">
            <text:p>Вход по существующей регистрации</text:p>
          </table:table-cell>
          <table:table-cell office:value-type="string" table:style-name="ce1">
            <text:p>Нажать на кнопку Sign-Ввести в стоке email(определяется пользователем) - Ввести в стоке password(определяется пользователем)- нажать на кнопку Autorization</text:p>
          </table:table-cell>
          <table:table-cell office:value-type="string" table:style-name="ce1">
            <text:p><text:a xlink:href="https://magento.softwaretestingboard.com/">https://magento.softwaretestingboard.com/</text:a></text:p>
          </table:table-cell>
          <table:table-cell office:value-type="string" table:style-name="ce1">
            <text:p>подтверждение авторизации</text:p>
          </table:table-cell>
          <table:table-cell office:value-type="string" table:style-name="ce1">
            <text:p>подтверждение авторизации</text:p>
          </table:table-cell>
          <table:table-cell table:style-name="ce2"/>
          <table:table-cell table:number-columns-repeated="16377"/>
        </table:table-row>
        <table:table-row table:number-rows-repeated="1048552" table:style-name="ro3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8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8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</meta:initial-creator>
    <dc:creator>Пользователь Windows</dc:creator>
    <meta:creation-date>2009-04-16T11:32:48Z</meta:creation-date>
    <dc:date>2023-06-29T19:23:46Z</dc:date>
    <meta:editing-cycles>5</meta:editing-cycles>
    <meta:editing-duration>PT5593S</meta:editing-duration>
    <meta:user-defined meta:name="Info 1"/>
    <meta:user-defined meta:name="Info 2"/>
    <meta:user-defined meta:name="Info 3"/>
    <meta:user-defined meta:name="Info 4"/>
  </office:meta>
</office:document-meta>
</file>